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officeooo:paragraph-rsid="0002a6a9"/>
    </style:style>
    <style:style style:name="P2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.1252in" style:contextual-spacing="false" style:line-height-at-least="0.2291in" fo:orphans="2" fo:widows="2" fo:text-indent="0in" style:auto-text-indent="false" fo:padding="0in" fo:border="none" style:writing-mode="lr-tb"/>
    </style:style>
    <style:style style:name="P4" style:family="paragraph" style:parent-style-name="Text_20_body">
      <style:paragraph-properties fo:margin-left="0in" fo:margin-right="0in" fo:margin-top="0.1665in" fo:margin-bottom="0.1665in" style:contextual-spacing="false" style:line-height-at-least="0.25in" fo:orphans="2" fo:widows="2" fo:text-indent="0in" style:auto-text-indent="false"/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1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3" style:family="text">
      <style:text-properties fo:font-variant="normal" fo:text-transform="none" fo:color="#0a0a0a" loext:opacity="100%" style:font-name="Google Sans" fo:font-size="15pt" fo:letter-spacing="normal" fo:font-style="normal" fo:font-weight="normal"/>
    </style:style>
    <style:style style:name="T4" style:family="text">
      <style:text-properties fo:font-variant="normal" fo:text-transform="none" fo:color="#0a0a0a" loext:opacity="100%" style:font-name="Google Sans" fo:font-size="10.5pt" fo:letter-spacing="normal" fo:font-style="normal" fo:font-weight="normal" fo:background-color="#f0f2f5" loext:char-shading-value="0" loext:padding-left="0in" loext:padding-right="0in" loext:padding-top="0.0209in" loext:padding-bottom="0.0209in" loext:border-left="none" loext:border-right="none" loext:border-top="0.74pt solid #f0f2f5" loext:border-bottom="0.74pt solid #f0f2f5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 have your second drive show up in the left column in the Files (Nautilus) application on Fedora 40 Workstation, the easiest method is to  </text:span><text:span text:style-name="Strong_20_Emphasis"><text:span text:style-name="T2">GNOME Disks</text:span></text:span><text:span text:style-name="T1"> utility to configure it for automatic mounting and display. </text:span></text:p>
      <text:p text:style-name="P1"><text:span text:style-name="T3">Using GNOME Disks Utility </text:span><text:span text:style-name="T1">This graphical method modifies the system's mount options (similar to editing </text:span><text:span text:style-name="Source_20_Text"><text:span text:style-name="T4">/etc/fstab</text:span></text:span><text:span text:style-name="T1"> manually) and ensures the drive is visible in the user interface. </text:span></text:p>
      <text:list text:style-name="L1">
        <text:list-item>
          <text:p text:style-name="P2"><text:span text:style-name="Strong_20_Emphasis"><text:span text:style-name="T2">Open Disks:</text:span></text:span><text:span text:style-name="T1"> Open the "Disks" utility from the Activities menu (search for "Disks").</text:span></text:p>
        </text:list-item>
        <text:list-item>
          <text:p text:style-name="P2"><text:span text:style-name="Strong_20_Emphasis"><text:span text:style-name="T2">Select the Drive:</text:span></text:span><text:span text:style-name="T1"> In the left pane of the Disks window, select your second hard drive. Be careful not to select your main Fedora system drive.</text:span></text:p>
        </text:list-item>
        <text:list-item>
          <text:p text:style-name="P2"><text:span text:style-name="Strong_20_Emphasis"><text:span text:style-name="T2">Select the Partition:</text:span></text:span><text:span text:style-name="T1"> In the right pane, under "Volumes," click on the specific partition you want to mount and display.</text:span></text:p>
        </text:list-item>
        <text:list-item>
          <text:p text:style-name="P2"><text:span text:style-name="Strong_20_Emphasis"><text:span text:style-name="T2">Edit Mount Options:</text:span></text:span><text:span text:style-name="T1"> Click the "Additional partition options" gear icon (⚙️) located just below the volumes graph.</text:span></text:p>
        </text:list-item>
        <text:list-item>
          <text:p text:style-name="P2"><text:span text:style-name="Strong_20_Emphasis"><text:span text:style-name="T2">Configure Auto-Mount:</text:span></text:span></text:p>
          <text:list>
            <text:list-item>
              <text:p text:style-name="P2"><text:span text:style-name="T1">Turn off the </text:span><text:span text:style-name="Strong_20_Emphasis"><text:span text:style-name="T2">"User Session Defaults"</text:span></text:span><text:span text:style-name="T1"> toggle.</text:span></text:p>
            </text:list-item>
            <text:list-item>
              <text:p text:style-name="P2"><text:span text:style-name="T1">Ensure the </text:span><text:span text:style-name="Strong_20_Emphasis"><text:span text:style-name="T2">"Mount at system startup"</text:span></text:span><text:span text:style-name="T1"> checkbox is ticked.</text:span></text:p>
            </text:list-item>
            <text:list-item>
              <text:p text:style-name="P2"><text:span text:style-name="T1">Ensure the </text:span><text:span text:style-name="Strong_20_Emphasis"><text:span text:style-name="T2">"Show in user interface"</text:span></text:span><text:span text:style-name="T1"> checkbox is ticked. This specifically makes it appear in the Files sidebar.</text:span></text:p>
            </text:list-item>
            <text:list-item>
              <text:p text:style-name="P3"><text:span text:style-name="T1">Optionally, you can set a user-friendly </text:span><text:span text:style-name="Strong_20_Emphasis"><text:span text:style-name="T2">"Display Name"</text:span></text:span><text:span text:style-name="T1"> and a custom </text:span><text:span text:style-name="Strong_20_Emphasis"><text:span text:style-name="T2">"Mount Point"</text:span></text:span><text:span text:style-name="T1"> (e.g., </text:span><text:span text:style-name="Source_20_Text"><text:span text:style-name="T4">/mnt/MyStorageDrive</text:span></text:span><text:span text:style-name="T1">). Make sure the mount point directory is created and owned by your user (</text:span><text:span text:style-name="Source_20_Text"><text:span text:style-name="T4">sudo mkdir /mnt/MyStorageDrive</text:span></text:span><text:span text:style-name="T1"> and </text:span><text:span text:style-name="Source_20_Text"><text:span text:style-name="T4">sudo chown youruser:youruser /mnt/MyStorageDrive</text:span></text:span><text:span text:style-name="T1">).</text:span></text:p>
            </text:list-item>
          </text:list>
        </text:list-item>
        <text:list-item>
          <text:p text:style-name="P2"><text:span text:style-name="Strong_20_Emphasis"><text:span text:style-name="T2">Save and Authenticate:</text:span></text:span><text:span text:style-name="T1"> Click </text:span><text:span text:style-name="Strong_20_Emphasis"><text:span text:style-name="T2">"OK"</text:span></text:span><text:span text:style-name="T1"> to save your changes. You will be prompted to enter your administrative password for authentication.</text:span></text:p>
        </text:list-item>
        <text:list-item>
          <text:p text:style-name="P2"><text:span text:style-name="Strong_20_Emphasis"><text:span text:style-name="T2">Reboot:</text:span></text:span><text:span text:style-name="T1"> Restart your system to apply the changes and test the automatic mounting. </text:span></text:p>
        </text:list-item>
      </text:list>
      <text:p text:style-name="P4">After rebooting, the second drive should appear in the left sidebar of your Files application. Clicking on it will take you to its content without requiring a password. 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8T13:26:01.516345463</meta:creation-date>
    <dc:date>2025-12-08T13:27:31.000848001</dc:date>
    <meta:editing-duration>PT1M29S</meta:editing-duration>
    <meta:editing-cycles>1</meta:editing-cycles>
    <meta:document-statistic meta:table-count="0" meta:image-count="0" meta:object-count="0" meta:page-count="1" meta:paragraph-count="14" meta:word-count="283" meta:character-count="1753" meta:non-whitespace-character-count="1490"/>
    <meta:generator>LibreOffice/25.8.3.2$Linux_X86_64 LibreOffice_project/580$Build-2</meta:generator>
  </office:meta>
</office:document-meta>
</file>